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0000002F2C58E051B989EFE71.png" manifest:media-type="image/png"/>
  <manifest:file-entry manifest:full-path="Pictures/100000000000046D000002F24DA4143F5747F5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Blue_20_Crossed_20_45_20_Degrees" draw:fill-hatch-solid="tru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972cm" svg:height="19.946cm" svg:x="0cm" svg:y="0cm">
          <draw:image xlink:href="Pictures/100000000000046D000002F24DA4143F5747F536.png" xlink:type="simple" xlink:show="embed" xlink:actuate="onLoad">
            <text:p/>
          </draw:image>
        </draw:frame>
        <draw:rect draw:style-name="gr2" draw:text-style-name="P2" draw:layer="layout" svg:width="29.1cm" svg:height="10.3cm" svg:x="0.4cm" svg:y="9.2cm">
          <text:p/>
        </draw:rect>
      </draw:page>
      <draw:page draw:name="page2" draw:style-name="dp1" draw:master-page-name="Default">
        <draw:frame draw:style-name="gr1" draw:text-style-name="P1" draw:layer="layout" svg:width="30.051cm" svg:height="19.946cm" svg:x="0cm" svg:y="0cm">
          <draw:image xlink:href="Pictures/1000000000000470000002F2C58E051B989EFE71.png" xlink:type="simple" xlink:show="embed" xlink:actuate="onLoad">
            <text:p/>
          </draw:image>
        </draw:frame>
        <draw:rect draw:style-name="gr2" draw:text-style-name="P2" draw:layer="layout" svg:width="18.2cm" svg:height="7.8cm" svg:x="0.8cm" svg:y="12.2cm">
          <text:p/>
        </draw:rect>
      </draw:page>
      <draw:page draw:name="page3" draw:style-name="dp1" draw:master-page-name="Default">
        <draw:frame draw:style-name="gr1" draw:text-style-name="P1" draw:layer="layout" svg:width="30.051cm" svg:height="19.946cm" svg:x="0cm" svg:y="0cm">
          <draw:image xlink:href="Pictures/1000000000000470000002F2C58E051B989EFE71.png" xlink:type="simple" xlink:show="embed" xlink:actuate="onLoad">
            <text:p/>
          </draw:image>
        </draw:frame>
        <draw:rect draw:style-name="gr2" draw:text-style-name="P2" draw:layer="layout" svg:width="11.4cm" svg:height="0.9cm" svg:x="5.5cm" svg:y="0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09:18:16.249146225</meta:creation-date>
    <dc:date>2016-11-18T11:24:03.952062985</dc:date>
    <meta:editing-duration>PT7M11S</meta:editing-duration>
    <meta:editing-cycles>3</meta:editing-cycles>
    <meta:generator>LibreOffice/5.1.4.2$Linux_X86_64 LibreOffice_project/10m0$Build-2</meta:generator>
    <meta:document-statistic meta:object-count="6"/>
  </office:meta>
</office:document-meta>
</file>